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333333" fo:letter-spacing="normal" fo:language="en" fo:country="US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't fall in love with a Poem</text:p>
      <text:p text:style-name="P2">(Inspired by 'Don't Fall in love with a woman' by <text:span text:style-name="T1">Martha Rivera-Garrido)</text:span></text:p>
      <text:p text:style-name="P2"><text:span text:style-name="T1"/></text:p>
      <text:p text:style-name="P2"><text:span text:style-name="T1">Don't fall in love with a poem</text:span></text:p>
      <text:p text:style-name="P2"><text:span text:style-name="T1">that speaks to your heart in the darkest days</text:span></text:p>
      <text:p text:style-name="P2"><text:span text:style-name="T1">in ways you cannot imagine</text:span></text:p>
      <text:p text:style-name="P2"><text:span text:style-name="T1"/></text:p>
      <text:p text:style-name="P2"><text:span text:style-name="T1">Or one that </text:span><text:span text:style-name="T2">resonates</text:span></text:p>
      <text:p text:style-name="P2"><text:span text:style-name="T1">in vibrational waves</text:span></text:p>
      <text:p text:style-name="P2"><text:span text:style-name="T1">that saves you</text:span></text:p>
      <text:p text:style-name="P2"><text:span text:style-name="T1">and you feel safe too</text:span></text:p>
      <text:p text:style-name="P2"><text:span text:style-name="T1">and brave enough to face the day</text:span></text:p>
      <text:p text:style-name="P2"><text:span text:style-name="T1"/></text:p>
      <text:p text:style-name="P2"><text:span text:style-name="T1">Don't fall in love with a poem </text:span></text:p>
      <text:p text:style-name="P2"><text:span text:style-name="T1">that reads your pain</text:span></text:p>
      <text:p text:style-name="P2"><text:span text:style-name="T1">and writes your hope story</text:span></text:p>
      <text:p text:style-name="P2"><text:span text:style-name="T1">that hears your, feels you, sees you and heals you</text:span></text:p>
      <text:p text:style-name="P2"><text:span text:style-name="T1"/></text:p>
      <text:p text:style-name="P2"><text:span text:style-name="T1">or a poem that unearths buried treasure</text:span></text:p>
      <text:p text:style-name="P2"><text:span text:style-name="T1">of </text:span><text:span text:style-name="T2">forgotten</text:span><text:span text:style-name="T1"> dreams </text:span></text:p>
      <text:p text:style-name="P2"><text:span text:style-name="T1">or painful memories</text:span></text:p>
      <text:p text:style-name="P2"><text:span text:style-name="T1">bearing light</text:span></text:p>
      <text:p text:style-name="P2"><text:span text:style-name="T1">for deep darks souls of the night</text:span></text:p>
      <text:p text:style-name="P2"><text:span text:style-name="T1"/></text:p>
      <text:p text:style-name="P2"><text:span text:style-name="T1">Don't fall in <text:s/>love with a poem </text:span></text:p>
      <text:p text:style-name="P2"><text:span text:style-name="T1">that has the potent power</text:span></text:p>
      <text:p text:style-name="P2"><text:span text:style-name="T1">to unstitch your </text:span><text:span text:style-name="T2">unconscious</text:span><text:span text:style-name="T1"> borrowed beliefs </text:span></text:p>
      <text:p text:style-name="P2"><text:span text:style-name="T1">at the seams like a welcomed thief</text:span></text:p>
      <text:p text:style-name="P2"><text:span text:style-name="T1">as you patiently patchwork your new aligned reality </text:span></text:p>
      <text:p text:style-name="P2"><text:span text:style-name="T1">into the fabric of your life</text:span></text:p>
      <text:p text:style-name="P2"><text:span text:style-name="T1"/></text:p>
      <text:p text:style-name="P2"><text:span text:style-name="T1">Don't fall in love with a poem</text:span></text:p>
      <text:p text:style-name="P2"><text:span text:style-name="T1">that leaves you soft, </text:span><text:span text:style-name="T2">vulnerable</text:span><text:span text:style-name="T1"> and raw</text:span></text:p>
      <text:p text:style-name="P2"><text:span text:style-name="T1">with questions marks and open doors</text:span></text:p>
      <text:p text:style-name="P2"><text:span text:style-name="T1">more curious than before</text:span></text:p>
      <text:p text:style-name="P2"><text:span text:style-name="T1"/></text:p>
      <text:p text:style-name="P2"><text:span text:style-name="T1">Or a poem where the language lingers</text:span></text:p>
      <text:p text:style-name="P2"><text:span text:style-name="T1">the words slip through the grasp of your fingers</text:span></text:p>
      <text:p text:style-name="P2"><text:span text:style-name="T1">and lands slap bang into the centre of your being</text:span></text:p>
      <text:p text:style-name="P2"><text:span text:style-name="T1"/></text:p>
      <text:p text:style-name="P2"><text:span text:style-name="T1">Or a poem that inspires you</text:span></text:p>
      <text:p text:style-name="P2"><text:span text:style-name="T1">to write, dance, sob, laugh or sing</text:span></text:p>
      <text:p text:style-name="P2"><text:span text:style-name="T1">or sigh with relief</text:span></text:p>
      <text:p text:style-name="P2"><text:span text:style-name="T1">as it invites you to feel your grief</text:span></text:p>
      <text:p text:style-name="P2"><text:span text:style-name="T1"/></text:p>
      <text:p text:style-name="P2"><text:span text:style-name="T1">No don't fall in love with a poem like that</text:span></text:p>
      <text:p text:style-name="P2"><text:span text:style-name="T1">beacuse when you fall in love with a poem like that </text:span></text:p>
      <text:p text:style-name="P2"><text:span text:style-name="T1">whether it stays with you are not</text:span></text:p>
      <text:p text:style-name="P2"><text:span text:style-name="T1">from a poem like that </text:span></text:p>
      <text:p text:style-name="P2"><text:span text:style-name="T1">you never come back</text:span></text:p>
      <text:p text:style-name="P2"><text:span text:style-name="T1"/></text:p>
      <text:p text:style-name="P2"><text:span text:style-name="T1">By Ali P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'Helvetica Neue'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son Preston</meta:initial-creator>
    <meta:creation-date>2023-07-28T21:25:37</meta:creation-date>
    <dc:date>2023-07-28T23:07:43</dc:date>
    <dc:creator>Alison Preston</dc:creator>
    <meta:editing-duration>PT1H26M46S</meta:editing-duration>
    <meta:editing-cycles>2</meta:editing-cycles>
    <meta:generator>OpenOffice/4.1.14$Unix OpenOffice.org_project/4114m1$Build-9811</meta:generator>
    <meta:document-statistic meta:table-count="0" meta:image-count="0" meta:object-count="0" meta:page-count="1" meta:paragraph-count="42" meta:word-count="264" meta:character-count="1335"/>
  </office:meta>
</office:document-meta>
</file>